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 style:text-underline-style="none"/>
    </style:style>
    <style:style style:name="P2" style:family="paragraph" style:parent-style-name="Text_20_body">
      <style:paragraph-properties fo:margin-left="0in" fo:margin-right="0in" fo:margin-top="0in" fo:margin-bottom="0in" loext:contextual-spacing="false" fo:text-indent="0in" style:auto-text-indent="false" fo:padding="0in" fo:border="none"/>
    </style:style>
    <style:style style:name="P3" style:family="paragraph" style:parent-style-name="Text_20_body">
      <style:paragraph-properties fo:margin-left="0in" fo:margin-right="0in" fo:margin-top="0in" fo:margin-bottom="0in" loext:contextual-spacing="false" fo:text-indent="0in" style:auto-text-indent="false" fo:padding="0in" fo:border="none"/>
      <style:text-properties style:font-name="FreeSans" style:text-underline-style="none" loext:padding="0in" loext:border="none"/>
    </style:style>
    <style:style style:name="P4"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style:font-name="FreeSans" style:text-underline-style="none" officeooo:paragraph-rsid="001d11b0" loext:padding="0in" loext:border="none"/>
    </style:style>
    <style:style style:name="P5"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style:font-name="FreeSans" style:text-underline-style="none" officeooo:paragraph-rsid="001d11b0" loext:padding="0in" loext:border="none"/>
    </style:style>
    <style:style style:name="P6" style:family="paragraph" style:parent-style-name="Text_20_body">
      <style:paragraph-properties fo:margin-left="0in" fo:margin-right="0in" fo:margin-top="0in" fo:margin-bottom="0in" loext:contextual-spacing="false" fo:text-indent="0in" style:auto-text-indent="false" fo:padding="0in" fo:border="none"/>
      <style:text-properties style:font-name="FreeSans" fo:font-size="15pt" style:text-underline-style="none" style:font-size-asian="15pt" style:font-size-complex="15pt" loext:padding="0in" loext:border="none"/>
    </style:style>
    <style:style style:name="P7" style:family="paragraph" style:parent-style-name="Text_20_body">
      <style:paragraph-properties fo:margin-left="0in" fo:margin-right="0in" fo:margin-top="0in" fo:margin-bottom="0in" loext:contextual-spacing="false" fo:text-indent="0in" style:auto-text-indent="false" fo:padding="0in" fo:border="none"/>
      <style:text-properties style:font-name="FreeSans" fo:font-size="15pt" style:text-underline-style="none" officeooo:paragraph-rsid="001d11b0" style:font-size-asian="15pt" style:font-size-complex="15pt" loext:padding="0in" loext:border="none"/>
    </style:style>
    <style:style style:name="P8"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ab-stops>
          <style:tab-stop style:position="3.3146in"/>
        </style:tab-stops>
      </style:paragraph-properties>
      <style:text-properties style:font-name="FreeSans" fo:font-size="15pt" style:text-underline-style="none" style:font-size-asian="15pt" style:font-size-complex="15pt" loext:padding="0in" loext:border="none"/>
    </style:style>
    <style:style style:name="P9"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ab-stops>
          <style:tab-stop style:position="3.3146in"/>
        </style:tab-stops>
      </style:paragraph-properties>
      <style:text-properties style:font-name="FreeSans" fo:font-size="15pt" style:text-underline-style="none" officeooo:paragraph-rsid="001dd463" style:font-size-asian="15pt" style:font-size-complex="15pt" loext:padding="0in" loext:border="none"/>
    </style:style>
    <style:style style:name="P10" style:family="paragraph" style:parent-style-name="Text_20_body">
      <style:paragraph-properties fo:margin-left="0in" fo:margin-right="0in" fo:margin-top="0in" fo:margin-bottom="0in" loext:contextual-spacing="false" fo:text-indent="0in" style:auto-text-indent="false" fo:padding="0in" fo:border="none"/>
      <style:text-properties style:font-name="FreeSans" fo:font-size="15pt" style:text-underline-style="none" fo:background-color="#cccccc" style:font-size-asian="15pt" style:font-size-complex="15pt" loext:padding="0in" loext:border="none"/>
    </style:style>
    <style:style style:name="P11" style:family="paragraph" style:parent-style-name="Text_20_body">
      <style:paragraph-properties fo:margin-left="0in" fo:margin-right="0in" fo:margin-top="0in" fo:margin-bottom="0in" loext:contextual-spacing="false" fo:text-indent="0in" style:auto-text-indent="false" fo:padding="0in" fo:border="none"/>
      <style:text-properties style:font-name="FreeSans" fo:font-size="15pt" style:text-underline-style="none" officeooo:paragraph-rsid="001d11b0" fo:background-color="#cccccc" style:font-size-asian="15pt" style:font-size-complex="15pt" loext:padding="0in" loext:border="none"/>
    </style:style>
    <style:style style:name="P12" style:family="paragraph" style:parent-style-name="Text_20_body">
      <style:paragraph-properties fo:margin-left="0in" fo:margin-right="0in" fo:margin-top="0in" fo:margin-bottom="0in" loext:contextual-spacing="false" fo:text-indent="0in" style:auto-text-indent="false" fo:padding="0in" fo:border="none"/>
      <style:text-properties style:font-name="FreeSans" fo:font-size="16pt" style:text-underline-style="none" fo:font-weight="bold" style:font-size-asian="16pt" style:font-weight-asian="bold" style:font-size-complex="16pt" style:font-weight-complex="bold" loext:padding="0in" loext:border="none"/>
    </style:style>
    <style:style style:name="P13"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1d11b0"/>
    </style:style>
    <style:style style:name="P14"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ab-stops>
          <style:tab-stop style:position="3.3146in"/>
        </style:tab-stops>
      </style:paragraph-properties>
      <style:text-properties officeooo:paragraph-rsid="001dd463"/>
    </style:style>
    <style:style style:name="P15" style:family="paragraph" style:parent-style-name="Text_20_body">
      <style:paragraph-properties fo:margin-left="0.25in" fo:margin-right="0in" fo:margin-top="0in" fo:margin-bottom="0in" loext:contextual-spacing="false" fo:text-indent="0in" style:auto-text-indent="false" fo:padding="0in" fo:border="none"/>
      <style:text-properties style:font-name="FreeSans" style:text-underline-style="none" loext:padding="0in" loext:border="none"/>
    </style:style>
    <style:style style:name="P16" style:family="paragraph" style:parent-style-name="Text_20_body" style:list-style-name="L1">
      <style:paragraph-properties fo:margin-left="0.25in" fo:margin-right="0in" fo:margin-top="0in" fo:margin-bottom="0in" loext:contextual-spacing="false" fo:text-indent="0in" style:auto-text-indent="false" fo:padding="0in" fo:border="none"/>
      <style:text-properties style:font-name="FreeSans" fo:font-size="16pt" style:text-underline-style="none" fo:font-weight="bold" style:font-size-asian="16pt" style:font-weight-asian="bold" style:font-size-complex="16pt" style:font-weight-complex="bold" loext:padding="0in" loext:border="none"/>
    </style:style>
    <style:style style:name="P17" style:family="paragraph" style:parent-style-name="Text_20_body" style:list-style-name="L2">
      <style:paragraph-properties fo:margin-left="0.25in" fo:margin-right="0in" fo:margin-top="0in" fo:margin-bottom="0in" loext:contextual-spacing="false" fo:text-indent="0in" style:auto-text-indent="false" fo:padding="0in" fo:border="none"/>
      <style:text-properties style:font-name="FreeSans" fo:font-size="16pt" style:text-underline-style="none" fo:font-weight="bold" style:font-size-asian="16pt" style:font-weight-asian="bold" style:font-size-complex="16pt" style:font-weight-complex="bold" loext:padding="0in" loext:border="none"/>
    </style:style>
    <style:style style:name="P18" style:family="paragraph" style:parent-style-name="Text_20_body" style:list-style-name="L3">
      <style:paragraph-properties fo:margin-left="0.25in" fo:margin-right="0in" fo:margin-top="0in" fo:margin-bottom="0in" loext:contextual-spacing="false" fo:text-indent="0in" style:auto-text-indent="false" fo:padding="0in" fo:border="none"/>
      <style:text-properties style:font-name="FreeSans" fo:font-size="16pt" style:text-underline-style="none" fo:font-weight="bold" style:font-size-asian="16pt" style:font-weight-asian="bold" style:font-size-complex="16pt" style:font-weight-complex="bold" loext:padding="0in" loext:border="none"/>
    </style:style>
    <style:style style:name="P19" style:family="paragraph" style:parent-style-name="Text_20_body" style:list-style-name="L4">
      <style:paragraph-properties fo:margin-left="0.25in" fo:margin-right="0in" fo:margin-top="0in" fo:margin-bottom="0in" loext:contextual-spacing="false" fo:text-indent="0in" style:auto-text-indent="false" fo:padding="0in" fo:border="none"/>
      <style:text-properties style:font-name="FreeSans" fo:font-size="16pt" style:text-underline-style="none" fo:font-weight="bold" style:font-size-asian="16pt" style:font-weight-asian="bold" style:font-size-complex="16pt" style:font-weight-complex="bold" loext:padding="0in" loext:border="none"/>
    </style:style>
    <style:style style:name="P20" style:family="paragraph" style:parent-style-name="Text_20_body">
      <style:paragraph-properties fo:margin-left="0.5in" fo:margin-right="0in" fo:margin-top="0in" fo:margin-bottom="0in" loext:contextual-spacing="false" fo:text-indent="0in" style:auto-text-indent="false" fo:padding="0in" fo:border="none"/>
      <style:text-properties style:font-name="FreeSans" style:text-underline-style="none" loext:padding="0in" loext:border="none"/>
    </style:style>
    <style:style style:name="P21" style:family="paragraph" style:parent-style-name="Text_20_body">
      <style:paragraph-properties fo:margin-left="0.5in" fo:margin-right="0in" fo:margin-top="0in" fo:margin-bottom="0in" loext:contextual-spacing="false" fo:text-indent="0in" style:auto-text-indent="false" fo:padding="0in" fo:border="none"/>
      <style:text-properties style:font-name="FreeSans" fo:font-size="28pt" style:text-underline-style="none" style:font-size-asian="28pt" style:font-size-complex="28pt" loext:padding="0in" loext:border="none"/>
    </style:style>
    <style:style style:name="P22" style:family="paragraph" style:parent-style-name="Text_20_body">
      <style:paragraph-properties fo:margin-left="0.5in" fo:margin-right="0in" fo:margin-top="0in" fo:margin-bottom="0in" loext:contextual-spacing="false" fo:text-indent="0in" style:auto-text-indent="false" fo:padding="0in" fo:border="none"/>
      <style:text-properties style:font-name="FreeSans" fo:font-size="15pt" style:text-underline-style="none" fo:background-color="#cccccc" style:font-size-asian="15pt" style:font-size-complex="15pt" loext:padding="0in" loext:border="none"/>
    </style:style>
    <style:style style:name="T1" style:family="text">
      <style:text-properties fo:language="en" fo:country="US"/>
    </style:style>
    <style:style style:name="T2" style:family="text">
      <style:text-properties fo:language="en" fo:country="US" loext:padding="0in" loext:border="none"/>
    </style:style>
    <style:style style:name="T3" style:family="text">
      <style:text-properties fo:language="en" fo:country="US" officeooo:rsid="001d11b0"/>
    </style:style>
    <style:style style:name="T4" style:family="text">
      <style:text-properties fo:language="en" fo:country="US" officeooo:rsid="001d11b0" loext:padding="0in" loext:border="none"/>
    </style:style>
    <style:style style:name="T5" style:family="text">
      <style:text-properties fo:language="en" fo:country="US" fo:font-weight="bold" style:font-weight-asian="bold" style:font-weight-complex="bold"/>
    </style:style>
    <style:style style:name="T6" style:family="text">
      <style:text-properties fo:language="en" fo:country="US" fo:background-color="#cccccc" loext:char-shading-value="0"/>
    </style:style>
    <style:style style:name="T7" style:family="text">
      <style:text-properties fo:language="en" fo:country="US" fo:background-color="#cccccc" loext:char-shading-value="0"/>
    </style:style>
    <style:style style:name="T8" style:family="text">
      <style:text-properties loext:padding="0in" loext:border="none"/>
    </style:style>
    <style:style style:name="T9" style:family="text">
      <style:text-properties style:text-underline-style="none"/>
    </style:style>
    <style:style style:name="T10" style:family="text">
      <style:text-properties style:font-name="FreeSans"/>
    </style:style>
    <style:style style:name="T11" style:family="text">
      <style:text-properties style:font-name="FreeSans" style:text-underline-style="none"/>
    </style:style>
    <style:style style:name="T12" style:family="text">
      <style:text-properties style:font-name="FreeSans" style:text-underline-style="none" loext:padding="0in" loext:border="none"/>
    </style:style>
    <style:style style:name="T13" style:family="text">
      <style:text-properties style:font-name="FreeSans" fo:font-size="15pt" style:text-underline-style="none" style:font-size-asian="15pt" style:font-size-complex="15pt"/>
    </style:style>
    <style:style style:name="T14" style:family="text">
      <style:text-properties style:font-name="FreeSans" fo:font-size="15pt" style:text-underline-style="none" style:font-size-asian="15pt" style:font-size-complex="15pt" loext:padding="0in" loext:border="none"/>
    </style:style>
    <style:style style:name="T15" style:family="text">
      <style:text-properties style:font-name="FreeSans" fo:font-size="15pt" style:text-underline-style="none" officeooo:rsid="001d11b0" style:font-size-asian="15pt" style:font-size-complex="15pt"/>
    </style:style>
    <style:style style:name="T16" style:family="text">
      <style:text-properties style:font-name="FreeSans" fo:font-size="15pt" style:text-underline-style="none" fo:background-color="#cccccc" loext:char-shading-value="0" style:font-size-asian="15pt" style:font-size-complex="15pt"/>
    </style:style>
    <style:style style:name="T17" style:family="text">
      <style:text-properties style:font-name="FreeSans" fo:font-size="15pt" style:text-underline-style="none" fo:background-color="#cccccc" loext:char-shading-value="0" style:font-size-asian="15pt" style:font-size-complex="15pt" loext:padding="0in" loext:border="none"/>
    </style:style>
    <style:style style:name="T18" style:family="text">
      <style:text-properties style:font-name="FreeSans" fo:font-size="15pt" style:text-underline-style="none" fo:background-color="#cccccc" loext:char-shading-value="0" style:font-size-asian="15pt" style:font-size-complex="15pt" loext:padding="0in" loext:border="none"/>
    </style:style>
    <style:style style:name="T19" style:family="text">
      <style:text-properties style:font-name="FreeSans" fo:font-size="15pt" style:text-underline-style="none" fo:background-color="#cccccc" loext:char-shading-value="0" style:font-size-asian="15pt" style:font-size-complex="15pt"/>
    </style:style>
    <style:style style:name="T20" style:family="text">
      <style:text-properties style:font-name="FreeSans" fo:font-size="15pt" fo:language="en" fo:country="US" style:text-underline-style="none" style:font-size-asian="15pt" style:font-size-complex="15pt" loext:padding="0in" loext:border="none"/>
    </style:style>
    <style:style style:name="T21" style:family="text">
      <style:text-properties style:font-name="FreeSans" fo:font-size="15pt" fo:language="en" fo:country="US" style:text-underline-style="none" fo:font-weight="bold" style:font-size-asian="15pt" style:font-weight-asian="bold" style:font-size-complex="15pt" style:font-weight-complex="bold" loext:padding="0in" loext:border="none"/>
    </style:style>
    <style:style style:name="T22" style:family="text">
      <style:text-properties style:font-name="FreeSans" fo:font-size="15pt" fo:language="en" fo:country="US" style:text-underline-style="none" fo:background-color="#cccccc" loext:char-shading-value="0" style:font-size-asian="15pt" style:font-size-complex="15pt" loext:padding="0in" loext:border="none"/>
    </style:style>
    <style:style style:name="T23" style:family="text">
      <style:text-properties style:font-name="FreeSans" fo:font-size="15pt" fo:language="en" fo:country="US" style:text-underline-style="none" fo:background-color="#cccccc" loext:char-shading-value="0" style:font-size-asian="15pt" style:font-size-complex="15pt" loext:padding="0in" loext:border="none"/>
    </style:style>
    <style:style style:name="T24" style:family="text">
      <style:text-properties style:font-name="FreeSans" fo:font-size="15pt" style:font-size-asian="15pt" style:font-size-complex="15pt"/>
    </style:style>
    <style:style style:name="T25" style:family="text">
      <style:text-properties style:font-name="FreeSans" fo:font-size="15pt" fo:background-color="#cccccc" loext:char-shading-value="0" style:font-size-asian="15pt" style:font-size-complex="15pt"/>
    </style:style>
    <style:style style:name="T26" style:family="text">
      <style:text-properties style:font-name="FreeSans" fo:font-size="15pt" fo:background-color="#cccccc" loext:char-shading-value="0" style:font-size-asian="15pt" style:font-size-complex="15pt"/>
    </style:style>
    <style:style style:name="T27" style:family="text">
      <style:text-properties style:font-name="FreeSans" loext:padding="0in" loext:border="none"/>
    </style:style>
    <style:style style:name="T28" style:family="text">
      <style:text-properties style:font-name="FreeSans" fo:font-size="48pt" fo:language="en" fo:country="US" style:text-underline-style="none" fo:font-weight="normal" style:font-size-asian="72pt" style:font-weight-asian="normal" style:font-size-complex="72pt" style:font-weight-complex="normal" loext:padding="0in" loext:border="none"/>
    </style:style>
    <style:style style:name="T29" style:family="text">
      <style:text-properties fo:font-size="28pt" fo:language="en" fo:country="US" style:font-size-asian="28pt" style:font-size-complex="28pt"/>
    </style:style>
    <style:style style:name="T30" style:family="text">
      <style:text-properties fo:font-size="15pt" style:font-size-asian="15pt" style:font-size-complex="15pt"/>
    </style:style>
    <style:style style:name="T31" style:family="text">
      <style:text-properties fo:font-size="15pt" officeooo:rsid="001d11b0" style:font-size-asian="15pt" style:font-size-complex="15pt"/>
    </style:style>
    <style:style style:name="T32" style:family="text">
      <style:text-properties fo:font-size="15pt" fo:language="en" fo:country="US" style:font-size-asian="15pt" style:font-size-complex="15pt" loext:padding="0in" loext:border="none"/>
    </style:style>
    <style:style style:name="T33" style:family="text">
      <style:text-properties fo:font-size="15pt" fo:background-color="#cccccc" loext:char-shading-value="0" style:font-size-asian="15pt" style:font-size-complex="15pt"/>
    </style:style>
    <style:style style:name="T34" style:family="text">
      <style:text-properties fo:font-size="15pt" fo:background-color="#cccccc" loext:char-shading-value="0" style:font-size-asian="15pt" style:font-size-complex="15pt"/>
    </style:style>
    <style:style style:name="T35" style:family="text">
      <style:text-properties fo:font-size="16pt" fo:language="en" fo:country="US" fo:font-style="normal" fo:font-weight="bold" style:font-size-asian="16pt" style:font-style-asian="normal" style:font-weight-asian="bold" style:font-size-complex="16pt" style:font-style-complex="normal" style:font-weight-complex="bold"/>
    </style:style>
    <style:style style:name="T36" style:family="text">
      <style:text-properties fo:font-size="17pt" fo:language="en" fo:country="US"/>
    </style:style>
    <style:style style:name="T37" style:family="text">
      <style:text-properties fo:font-size="17pt" fo:language="en" fo:country="US" fo:font-weight="bold" style:font-weight-asian="bold" style:font-weight-complex="bold"/>
    </style:style>
    <style:style style:name="T38" style:family="text">
      <style:text-properties fo:font-size="17pt" fo:language="en" fo:country="US" fo:font-weight="normal" style:font-weight-asian="normal" style:font-weight-complex="normal"/>
    </style:style>
    <style:style style:name="T39" style:family="text">
      <style:text-properties fo:color="#000000" style:font-name="FreeSans" fo:font-size="16pt" fo:language="en" fo:country="US" style:text-underline-style="none" fo:font-weight="bold" style:font-size-asian="16pt" style:font-weight-asian="bold" style:font-size-complex="16pt" style:font-weight-complex="bold" loext:padding="0in" loext:border="none"/>
    </style:style>
    <style:style style:name="T40" style:family="text">
      <style:text-properties fo:color="#000000" style:font-name="FreeSans" fo:font-size="15pt" fo:language="en" fo:country="US" style:text-underline-style="none" fo:font-weight="bold" style:font-size-asian="15pt" style:font-weight-asian="bold" style:font-size-complex="15pt" style:font-weight-complex="bold" loext:padding="0in" loext:border="none"/>
    </style:style>
    <style:style style:name="T41" style:family="text">
      <style:text-properties fo:color="#000000" style:font-name="FreeSans" fo:font-size="15pt" fo:language="en" fo:country="US" style:text-underline-style="none" fo:font-weight="bold" officeooo:rsid="001dd463" style:font-size-asian="15pt" style:font-weight-asian="bold" style:font-size-complex="15pt" style:font-weight-complex="bold" loext:padding="0in" loext:border="none"/>
    </style:style>
    <style:style style:name="T42" style:family="text">
      <style:text-properties fo:color="#000000" style:font-name="FreeSans" fo:language="en" fo:country="US" style:text-underline-style="none" fo:font-weight="bold" officeooo:rsid="001dd463" style:font-weight-asian="bold" style:font-weight-complex="bold" loext:padding="0in" loext:border="none"/>
    </style:style>
    <style:style style:name="T43" style:family="text">
      <style:text-properties fo:color="#000000" style:font-name="FreeSans" fo:language="en" fo:country="US" style:text-underline-style="none" fo:font-weight="bold" style:font-weight-asian="bold" style:font-weight-complex="bold" loext:padding="0in" loext:border="none"/>
    </style:style>
    <style:style style:name="T44" style:family="text">
      <style:text-properties fo:color="#000000" style:font-name="FreeSans" fo:font-size="17pt" fo:language="en" fo:country="US" style:text-underline-style="none" fo:font-weight="bold" officeooo:rsid="001dd463" style:font-size-asian="15pt" style:font-weight-asian="bold" style:font-size-complex="15pt" style:font-weight-complex="bold" loext:padding="0in" loext:border="none"/>
    </style:style>
    <style:style style:name="T45" style:family="text">
      <style:text-properties fo:color="#000000" style:font-name="FreeSans" fo:font-size="17pt" fo:language="en" fo:country="US" style:text-underline-style="none" fo:font-weight="bold" style:font-size-asian="15pt" style:font-weight-asian="bold" style:font-size-complex="15pt" style:font-weight-complex="bold" loext:padding="0in" loext:border="none"/>
    </style:style>
    <style:style style:name="T46" style:family="text">
      <style:text-properties fo:color="#000000" style:font-name="FreeSans" fo:font-size="19pt" fo:language="en" fo:country="US" style:text-underline-style="none" fo:font-weight="bold" officeooo:rsid="001dd463" style:font-size-asian="15pt" style:font-weight-asian="bold" style:font-size-complex="15pt" style:font-weight-complex="bold" loext:padding="0in" loext:border="none"/>
    </style:style>
    <style:style style:name="T47" style:family="text">
      <style:text-properties fo:color="#000000" style:font-name="FreeSans" fo:font-size="19pt" fo:language="en" fo:country="US" style:text-underline-style="none" fo:font-weight="bold" style:font-size-asian="15pt" style:font-weight-asian="bold" style:font-size-complex="15pt" style:font-weight-complex="bold" loext:padding="0in" loext:border="none"/>
    </style:style>
    <style:style style:name="T48" style:family="text">
      <style:text-properties fo:color="#000000" style:font-name="FreeSans" fo:font-size="21pt" fo:language="en" fo:country="US" style:text-underline-style="none" fo:font-weight="bold" officeooo:rsid="001dd463" style:font-size-asian="15pt" style:font-weight-asian="bold" style:font-size-complex="15pt" style:font-weight-complex="bold" loext:padding="0in" loext:border="none"/>
    </style:style>
    <style:style style:name="T49" style:family="text">
      <style:text-properties fo:color="#000000" style:font-name="FreeSans" fo:font-size="21pt" fo:language="en" fo:country="US" style:text-underline-style="none" fo:font-weight="bold" style:font-size-asian="15pt" style:font-weight-asian="bold" style:font-size-complex="15pt" style:font-weight-complex="bold" loext:padding="0in" loext:border="none"/>
    </style:style>
    <style:style style:name="T50" style:family="text">
      <style:text-properties fo:color="#000000" style:font-name="FreeSans" fo:font-size="23pt" fo:language="en" fo:country="US" style:text-underline-style="none" fo:font-weight="bold" officeooo:rsid="001dd463" style:font-size-asian="15pt" style:font-weight-asian="bold" style:font-size-complex="15pt" style:font-weight-complex="bold" loext:padding="0in" loext:border="none"/>
    </style:style>
    <style:style style:name="T51" style:family="text">
      <style:text-properties fo:color="#000000" style:font-name="FreeSans" fo:font-size="23pt" fo:language="en" fo:country="US" style:text-underline-style="none" fo:font-weight="bold" style:font-size-asian="15pt" style:font-weight-asian="bold" style:font-size-complex="15pt" style:font-weight-complex="bold" loext:padding="0in" loext:border="none"/>
    </style:style>
    <style:style style:name="T52" style:family="text">
      <style:text-properties fo:color="#000000" style:font-name="FreeSans" fo:font-size="25pt" fo:language="en" fo:country="US" style:text-underline-style="none" fo:font-weight="bold" officeooo:rsid="001dd463" style:font-size-asian="15pt" style:font-weight-asian="bold" style:font-size-complex="15pt" style:font-weight-complex="bold" loext:padding="0in" loext:border="none"/>
    </style:style>
    <style:style style:name="T53" style:family="text">
      <style:text-properties fo:color="#000000" style:font-name="FreeSans" fo:font-size="25pt" fo:language="en" fo:country="US" style:text-underline-style="none" fo:font-weight="bold" style:font-size-asian="15pt" style:font-weight-asian="bold" style:font-size-complex="15pt" style:font-weight-complex="bold" loext:padding="0in" loext:border="none"/>
    </style:style>
    <style:style style:name="T54" style:family="text">
      <style:text-properties fo:color="#000000" style:font-name="FreeSans" fo:font-size="48pt" fo:language="en" fo:country="US" style:text-underline-style="none" fo:font-weight="normal" officeooo:rsid="001dd463" style:font-size-asian="72pt" style:font-weight-asian="normal" style:font-size-complex="72pt" style:font-weight-complex="normal" loext:padding="0in" loext:border="none"/>
    </style:style>
    <style:style style:name="T55" style:family="text">
      <style:text-properties fo:font-size="14pt" fo:language="en" fo:country="US" fo:font-weight="normal" style:font-size-asian="14pt" style:font-weight-asian="normal" style:font-size-complex="14pt" style:font-weight-complex="normal"/>
    </style:style>
    <style:style style:name="T56" style:family="text">
      <style:text-properties fo:font-size="96pt" fo:language="en" fo:country="US" fo:font-weight="normal" style:font-size-asian="96pt" style:font-weight-asian="normal" style:font-size-complex="96pt" style:font-weight-complex="normal"/>
    </style:style>
    <style:style style:name="T57" style:family="text">
      <style:text-properties fo:font-size="72pt" fo:language="en" fo:country="US" fo:font-weight="normal" style:font-size-asian="72pt" style:font-weight-asian="normal" style:font-size-complex="72pt" style:font-weight-complex="normal"/>
    </style:style>
    <style:style style:name="T58" style:family="text">
      <style:text-properties fo:font-size="74pt" fo:language="en" fo:country="US" fo:font-weight="normal" style:font-size-asian="72pt" style:font-weight-asian="normal" style:font-size-complex="72pt" style:font-weight-complex="normal"/>
    </style:style>
    <style:style style:name="T59" style:family="text">
      <style:text-properties fo:font-size="70pt" fo:language="en" fo:country="US" fo:font-weight="normal" style:font-size-asian="72pt" style:font-weight-asian="normal" style:font-size-complex="72pt" style:font-weight-complex="normal"/>
    </style:style>
    <style:style style:name="T60" style:family="text">
      <style:text-properties fo:font-size="68pt" fo:language="en" fo:country="US" fo:font-weight="normal" style:font-size-asian="72pt" style:font-weight-asian="normal" style:font-size-complex="72pt" style:font-weight-complex="normal"/>
    </style:style>
    <style:style style:name="T61" style:family="text">
      <style:text-properties fo:font-size="66pt" fo:language="en" fo:country="US" fo:font-weight="normal" style:font-size-asian="72pt" style:font-weight-asian="normal" style:font-size-complex="72pt" style:font-weight-complex="normal"/>
    </style:style>
    <style:style style:name="T62" style:family="text">
      <style:text-properties fo:font-size="64pt" fo:language="en" fo:country="US" fo:font-weight="normal" style:font-size-asian="72pt" style:font-weight-asian="normal" style:font-size-complex="72pt" style:font-weight-complex="normal"/>
    </style:style>
    <style:style style:name="T63" style:family="text">
      <style:text-properties fo:font-size="62pt" fo:language="en" fo:country="US" fo:font-weight="normal" style:font-size-asian="72pt" style:font-weight-asian="normal" style:font-size-complex="72pt" style:font-weight-complex="normal"/>
    </style:style>
    <style:style style:name="T64" style:family="text">
      <style:text-properties fo:font-size="60pt" fo:language="en" fo:country="US" fo:font-weight="normal" style:font-size-asian="72pt" style:font-weight-asian="normal" style:font-size-complex="72pt" style:font-weight-complex="normal"/>
    </style:style>
    <style:style style:name="T65" style:family="text">
      <style:text-properties fo:font-size="58pt" fo:language="en" fo:country="US" fo:font-weight="normal" style:font-size-asian="72pt" style:font-weight-asian="normal" style:font-size-complex="72pt" style:font-weight-complex="normal"/>
    </style:style>
    <style:style style:name="T66" style:family="text">
      <style:text-properties fo:font-size="56pt" fo:language="en" fo:country="US" fo:font-weight="normal" style:font-size-asian="72pt" style:font-weight-asian="normal" style:font-size-complex="72pt" style:font-weight-complex="normal"/>
    </style:style>
    <style:style style:name="T67" style:family="text">
      <style:text-properties fo:font-size="54pt" fo:language="en" fo:country="US" fo:font-weight="normal" style:font-size-asian="72pt" style:font-weight-asian="normal" style:font-size-complex="72pt" style:font-weight-complex="normal"/>
    </style:style>
    <style:style style:name="T68" style:family="text">
      <style:text-properties fo:font-size="52pt" fo:language="en" fo:country="US" fo:font-weight="normal" style:font-size-asian="72pt" style:font-weight-asian="normal" style:font-size-complex="72pt" style:font-weight-complex="normal"/>
    </style:style>
    <style:style style:name="T69" style:family="text">
      <style:text-properties fo:font-size="50pt" fo:language="en" fo:country="US" fo:font-weight="normal" style:font-size-asian="72pt" style:font-weight-asian="normal" style:font-size-complex="72pt" style:font-weight-complex="normal"/>
    </style:style>
    <style:style style:name="T70" style:family="text">
      <style:text-properties fo:font-size="48pt" fo:language="en" fo:country="US" fo:font-weight="normal" style:font-size-asian="72pt" style:font-weight-asian="normal" style:font-size-complex="72pt" style:font-weight-complex="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list xml:id="list2506947995" text:style-name="L1">
        <text:list-item>
          <text:p text:style-name="P16"><text:span text:style-name="T1">Architecture Concepts</text:span><text:line-break/><text:span text:style-name="T1">1- Request Life Cycle</text:span><text:line-break/><text:span text:style-name="T1">2- Server Containers#</text:span><text:line-break/><text:span text:style-name="T1">3- Service Providers</text:span><text:line-break/><text:span text:style-name="T1">4- Facades#</text:span><text:line-break/><text:span text:style-name="T1">5- Contracts#</text:span><text:line-break/></text:p>
        </text:list-item>
        <text:list-item>
          <text:p text:style-name="P16"><text:span text:style-name="T1">Our backend modules</text:span><text:line-break/><text:span text:style-name="T1">1-Routing</text:span><text:line-break/><text:span text:style-name="T1">2-Middleware</text:span><text:line-break/><text:span text:style-name="T1">3- CSRF Protection</text:span><text:line-break/><text:span text:style-name="T1">4- Controllers</text:span><text:line-break/><text:span text:style-name="T1">5- Requests</text:span><text:line-break/><text:span text:style-name="T1">6- Responses</text:span><text:line-break/><text:span text:style-name="T1">7- Views</text:span><text:line-break/><text:span text:style-name="T1">8- URL Generation</text:span><text:line-break/><text:span text:style-name="T1">9- Sessions</text:span><text:line-break/><text:span text:style-name="T1">10- Validation</text:span><text:line-break/><text:span text:style-name="T1">11- Error Handling</text:span><text:line-break/><text:span text:style-name="T1">12- Logging</text:span></text:p>
          <text:p text:style-name="P16"><text:span text:style-name="T1"/></text:p>
        </text:list-item>
        <text:list-item>
          <text:p text:style-name="P16"><text:span text:style-name="T1">Our Frontend modules</text:span><text:line-break/><text:span text:style-name="T1">1- Blade Templates</text:span><text:line-break/><text:span text:style-name="T1">2-Localization</text:span><text:line-break/><text:span text:style-name="T1">3-Compiling Assets</text:span></text:p>
        </text:list-item>
      </text:list>
      <text:p text:style-name="P12"/>
      <text:list xml:id="list1893373160" text:style-name="L2">
        <text:list-item>
          <text:p text:style-name="P17"><text:span text:style-name="T1">Security</text:span><text:line-break/><text:span text:style-name="T1">1- Authentication</text:span><text:line-break/><text:span text:style-name="T1">2- Authorization</text:span><text:line-break/><text:span text:style-name="T1">3- Email Verification</text:span><text:line-break/><text:span text:style-name="T1">4- Encryption</text:span><text:line-break/><text:span text:style-name="T1">5- Hashing</text:span><text:line-break/><text:span text:style-name="T1">6- Password Reset<text:line-break/></text:span></text:p>
        </text:list-item>
      </text:list>
      <text:list xml:id="list2540750607" text:style-name="L3">
        <text:list-item>
          <text:p text:style-name="P18"><text:soft-page-break/><text:span text:style-name="T1">Advanced [ we will use it in the future ]</text:span><text:line-break/><text:span text:style-name="T1">1- Artisan Console</text:span><text:line-break/><text:span text:style-name="T1">2- BroadCasting</text:span><text:line-break/><text:span text:style-name="T1">3- Cache</text:span><text:line-break/><text:span text:style-name="T1">4- Collections</text:span><text:line-break/><text:span text:style-name="T1">5- Events</text:span><text:line-break/><text:span text:style-name="T1">6- File Storage</text:span><text:line-break/><text:span text:style-name="T1">7- Helpers</text:span><text:line-break/><text:span text:style-name="T1">8- Mail</text:span><text:line-break/><text:span text:style-name="T1">9- Notifications</text:span><text:line-break/><text:span text:style-name="T1">10- Package Development</text:span><text:line-break/><text:span text:style-name="T1">11- Queues</text:span><text:line-break/><text:span text:style-name="T1">12- TaskScheduling</text:span></text:p>
          <text:p text:style-name="P18"><text:span text:style-name="T3"/></text:p>
        </text:list-item>
        <text:list-item>
          <text:p text:style-name="P18"><text:span text:style-name="T1">Database</text:span><text:line-break/><text:span text:style-name="T1">1- Query Builder</text:span><text:line-break/><text:span text:style-name="T1">2- pagination</text:span><text:line-break/><text:span text:style-name="T1">3- migrations</text:span><text:line-break/><text:span text:style-name="T1">4- seeders</text:span></text:p>
        </text:list-item>
      </text:list>
      <text:p text:style-name="P12"/>
      <text:list xml:id="list4196495934" text:style-name="L4">
        <text:list-item>
          <text:p text:style-name="P19"><text:span text:style-name="T1">Eloquent model</text:span><text:line-break/><text:span text:style-name="T1">1- Relationships</text:span><text:line-break/><text:span text:style-name="T1">2- collections</text:span><text:line-break/><text:span text:style-name="T1">3- mutators</text:span><text:line-break/><text:span text:style-name="T1">4-ApiResources</text:span><text:line-break/><text:span text:style-name="T1">5- Serialization</text:span></text:p>
          <text:p text:style-name="P19"><text:span text:style-name="T1"/></text:p>
        </text:list-item>
        <text:list-item>
          <text:p text:style-name="P19"><text:span text:style-name="T1">Testing</text:span><text:line-break/><text:span text:style-name="T1">1- HTTP Test</text:span><text:line-break/><text:span text:style-name="T1">2- Console Test</text:span><text:line-break/><text:span text:style-name="T1">3- Browser Test</text:span><text:line-break/><text:span text:style-name="T1">4- Database</text:span><text:line-break/><text:span text:style-name="T1">5-Mocking</text:span></text:p>
        </text:list-item>
      </text:list>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
      <text:p text:style-name="P21"><text:span text:style-name="T1"/></text:p>
      <text:p text:style-name="P20"/>
      <text:p text:style-name="P20"/>
      <text:p text:style-name="P20"/>
      <text:p text:style-name="P20"/>
      <text:p text:style-name="P4"><text:line-break/></text:p>
      <text:p text:style-name="P4"/>
      <text:p text:style-name="P4"><text:line-break/><text:line-break/><text:span text:style-name="T29">Architecture Concepts</text:span><text:line-break/><text:line-break/><text:line-break/><text:line-break/><text:line-break/><text:line-break/><text:line-break/><text:line-break/><text:line-break/><text:line-break/><text:line-break/><text:line-break/></text:p>
      <text:p text:style-name="P4"/>
      <text:p text:style-name="P4"/>
      <text:p text:style-name="P5"><text:line-break/><text:line-break/><text:line-break/><text:soft-page-break/><text:line-break/><text:span text:style-name="T35">First Things</text:span></text:p>
      <text:p text:style-name="P5"><text:span text:style-name="T35"/></text:p>
      <text:p text:style-name="P6"><text:span text:style-name="T1">The entry point for all requests to a Laravel application is thepublic/index.php file. All requests are directed to this file by your web server (Apache / Nginx) configuration. Theindex.phpfile doesn't contain much code. Rather, it is a starting point for loading the rest of the framework.</text:span></text:p>
      <text:p text:style-name="P6"><text:line-break/><text:span text:style-name="T35">HTTP / Console Kernels</text:span></text:p>
      <text:p text:style-name="P6"><text:span text:style-name="T35"/></text:p>
      <text:p text:style-name="P6"><text:span text:style-name="T1">Next, the incoming request is sent to either the HTTP kernel or the console kernel, depending on the type of request that is entering the application. These two kernels serve as the central location that all requests flow through. For now, let's just focus on the HTTP kernel, whichis located inapp/Http/Kernel.php.</text:span><text:line-break/><text:line-break/><text:span text:style-name="T37">Service Providers</text:span></text:p>
      <text:p text:style-name="P6"><text:span text:style-name="T37"/></text:p>
      <text:p text:style-name="P13"><text:span text:style-name="T20">One of the most important Kernel bootstrapping actions is loading the </text:span><text:a xlink:type="simple" xlink:href="https://laravel.com/docs/7.x/providers" office:target-frame-name="_blank" xlink:show="new" text:style-name="Internet_20_link" text:visited-style-name="Visited_20_Internet_20_Link">service providers</text:a><text:span text:style-name="T20"> for your application .</text:span></text:p>
      <text:p text:style-name="P13"><text:span text:style-name="T20">All of</text:span><text:span text:style-name="T20">the service providers for the application are configured in the config/ app.php configuration file's providers</text:span><text:span text:style-name="T20">array.</text:span></text:p>
      <text:p text:style-name="P13"><text:span text:style-name="T20">First, the register method will be called on all providers, then, once all providers have been registered, thebootmethod will be called.</text:span></text:p>
      <text:p text:style-name="P6"><text:span text:style-name="T1">Service providers are responsible for bootstrappingall ofthe framework's various components, such as the database, queue, validation, and routing components. Since they bootstrap and configure every feature offered by the framework, service providers are the most important aspect of the entire Laravel bootstrap process.</text:span><text:line-break/></text:p>
      <text:p text:style-name="P13"><text:a xlink:type="simple" xlink:href="https://laravel.com/docs/7.x/lifecycle#focus-on-service-providers" office:target-frame-name="_blank" xlink:show="new" text:style-name="Internet_20_link" text:visited-style-name="Visited_20_Internet_20_Link"><text:span text:style-name="T39">Focus On Service Providers</text:span></text:a></text:p>
      <text:p text:style-name="P13"><text:a xlink:type="simple" xlink:href="https://laravel.com/docs/7.x/lifecycle#focus-on-service-providers" office:target-frame-name="_blank" xlink:show="new" text:style-name="Internet_20_link" text:visited-style-name="Visited_20_Internet_20_Link"><text:span text:style-name="T14"><text:line-break/></text:span></text:a><text:span text:style-name="T20">Having a firm grasp of how a Laravel application is built and bootstrapped via service providers is very valuable. Your application's default service providers are stored in theapp/Providers</text:span><text:span text:style-name="T20">directory.</text:span><text:span text:style-name="T14"><text:line-break/><text:line-break/></text:span><text:soft-page-break/><text:span text:style-name="T14"><text:line-break/></text:span></text:p>
      <text:p text:style-name="P6"><text:line-break/><text:span text:style-name="T5">Service Providers</text:span><text:line-break/></text:p>
      <text:p text:style-name="P6"><text:span text:style-name="T1">Within a service provider, you always have access to the container via the$this-&gt;appproperty. We can register a binding using thebindmethod, passing the class or interface name that we wish to register along with aClosurethat returns an instance of the class:</text:span></text:p>
      <text:p text:style-name="P2"><text:span text:style-name="T20">$this-&gt;app-&gt;bind('HelpSpot\API',function</text:span><text:span text:style-name="T20">($app) {return</text:span><text:span text:style-name="T20">new</text:span><text:span text:style-name="T20">\HelpSpot\API($app-&gt;make('HttpClient'));});</text:span><text:span text:style-name="T14"><text:line-break/><text:line-break/></text:span><text:a xlink:type="simple" xlink:href="https://laravel.com/docs/7.x/providers#the-register-method" office:target-frame-name="_blank" xlink:show="new" text:style-name="Internet_20_link" text:visited-style-name="Visited_20_Internet_20_Link"><text:span text:style-name="T21">The Register Method</text:span></text:a><text:a xlink:type="simple" xlink:href="https://laravel.com/docs/7.x/providers#the-register-method" office:target-frame-name="_blank" xlink:show="new" text:style-name="Internet_20_link" text:visited-style-name="Visited_20_Internet_20_Link"><text:span text:style-name="T14"><text:line-break/><text:line-break/></text:span></text:a><text:span text:style-name="T20">As mentioned previously, within theregister</text:span><text:span text:style-name="T20">method, you should only bind things into the </text:span><text:a xlink:type="simple" xlink:href="https://laravel.com/docs/7.x/container" office:target-frame-name="_blank" xlink:show="new" text:style-name="Internet_20_link" text:visited-style-name="Visited_20_Internet_20_Link">service container</text:a><text:span text:style-name="T20">. You should never attempt to register any event listeners, routes, or any other piece of functionality within theregister</text:span><text:span text:style-name="T20">method. Otherwise, you may accidentally use a service that is provided by a service provider which has not loaded yet.</text:span></text:p>
      <text:p text:style-name="P6"><text:line-break/><text:span text:style-name="T7">&lt;?php</text:span></text:p>
      <text:p text:style-name="P10"><text:span text:style-name="T1">namespace App\Providers;</text:span></text:p>
      <text:p text:style-name="P10"><text:span text:style-name="T1">use Illuminate\Support\ServiceProvider;</text:span></text:p>
      <text:p text:style-name="P10"><text:span text:style-name="T1">use Riak\Connection;</text:span></text:p>
      <text:p text:style-name="P10"><text:span text:style-name="T1">classRiakServiceProviderextendsServiceProvider</text:span></text:p>
      <text:p text:style-name="P10"><text:span text:style-name="T1">{</text:span></text:p>
      <text:p text:style-name="P10"><text:span text:style-name="T1">/** * Register any application services. * * @return void */</text:span></text:p>
      <text:p text:style-name="P22"><text:s/><text:span text:style-name="T1">publicfunctionregister() {$this-&gt;app-&gt;singleton(Connection::class,function($app) {returnnewConnection(config('riak'));</text:span> <text:span text:style-name="T1">});</text:span></text:p>
      <text:p text:style-name="P10"><text:s/><text:span text:style-name="T1">}</text:span></text:p>
      <text:p text:style-name="P6"><text:span text:style-name="T7">}</text:span><text:line-break/><text:line-break/><text:line-break/><text:line-break/><text:line-break/></text:p>
      <text:p text:style-name="P6"/>
      <text:p text:style-name="P6"><text:soft-page-break/></text:p>
      <text:p text:style-name="P8"><text:span text:style-name="T70"/></text:p>
      <text:p text:style-name="P8"><text:span text:style-name="T70"/></text:p>
      <text:p text:style-name="P8"><text:span text:style-name="T70"/></text:p>
      <text:p text:style-name="P8"><text:span text:style-name="T70"/></text:p>
      <text:p text:style-name="P8"><text:span text:style-name="T70"/></text:p>
      <text:p text:style-name="P9"><text:span text:style-name="T70">Our backend modules</text:span></text:p>
      <text:p text:style-name="P9"><text:span text:style-name="T70"/></text:p>
      <text:p text:style-name="P9"><text:span text:style-name="T70"/></text:p>
      <text:p text:style-name="P9"><text:span text:style-name="T70"/></text:p>
      <text:p text:style-name="P9"><text:span text:style-name="T70"/></text:p>
      <text:p text:style-name="P9"><text:span text:style-name="T70"/></text:p>
      <text:p text:style-name="P9"><text:span text:style-name="T70"/></text:p>
      <text:p text:style-name="P14"><text:soft-page-break/><text:a xlink:type="simple" xlink:href="https://laravel.com/docs/7.x/routing#basic-routing" office:target-frame-name="_blank" xlink:show="new" text:style-name="Internet_20_link" text:visited-style-name="Visited_20_Internet_20_Link"><text:span text:style-name="T54"/></text:a></text:p>
      <text:p text:style-name="P14"><text:span text:style-name="T52">1- </text:span><text:a xlink:type="simple" xlink:href="https://laravel.com/docs/7.x/routing#basic-routing" office:target-frame-name="_blank" xlink:show="new" text:style-name="Internet_20_link" text:visited-style-name="Visited_20_Internet_20_Link"><text:span text:style-name="T53">Basic Routing</text:span></text:a></text:p>
      <text:p text:style-name="P6"/>
      <text:p text:style-name="P6"><text:span text:style-name="T1">The most basic Laravel routes accept a URI and aClosure, providing a very simple and expressive method of defining routes:</text:span></text:p>
      <text:p text:style-name="P6"><text:span text:style-name="T1">Route::get('foo',function() {return'Hello World';});</text:span></text:p>
      <text:p text:style-name="P6"><text:span text:style-name="T1">The Default Route Files</text:span></text:p>
      <text:p text:style-name="P6"><text:span text:style-name="T1">All Laravel routes are defined in your route files, which are located in the routes directory. These files are automatically loaded by the framework. The routes/web.php file defines routes that are for your web interface. These routes are assigned the web middleware group, which provides features like session state and CSRF protection. The routes in routes/api.php are stateless and are assigned the api middleware group.</text:span></text:p>
      <text:p text:style-name="P13"><text:span text:style-name="T20">For most applications, you will begin by defining routes in your routes/web.php file. The routes defined in routes/web.php may be accessed by entering the defined route's URL in your browser. For example, you may access the following route by navigating to </text:span></text:p>
      <text:p text:style-name="P13"><text:a xlink:type="simple" xlink:href="http://your-app.test/user" office:target-frame-name="_blank" xlink:show="new" text:style-name="Internet_20_link" text:visited-style-name="Visited_20_Internet_20_Link"><text:span text:style-name="T20">http://</text:span></text:a><text:a xlink:type="simple" xlink:href="http://your-app.test/user" office:target-frame-name="_blank" xlink:show="new" text:style-name="Internet_20_link" text:visited-style-name="Visited_20_Internet_20_Link">3</text:a><text:a xlink:type="simple" xlink:href="http://your-app.test/user" office:target-frame-name="_blank" xlink:show="new" text:style-name="Internet_20_link" text:visited-style-name="Visited_20_Internet_20_Link">k</text:a><text:a xlink:type="simple" xlink:href="http://your-app.test/user" office:target-frame-name="_blank" xlink:show="new" text:style-name="Internet_20_link" text:visited-style-name="Visited_20_Internet_20_Link">a</text:a><text:a xlink:type="simple" xlink:href="http://your-app.test/user" office:target-frame-name="_blank" xlink:show="new" text:style-name="Internet_20_link" text:visited-style-name="Visited_20_Internet_20_Link">r.</text:a><text:a xlink:type="simple" xlink:href="http://your-app.test/user" office:target-frame-name="_blank" xlink:show="new" text:style-name="Internet_20_link" text:visited-style-name="Visited_20_Internet_20_Link">n</text:a><text:a xlink:type="simple" xlink:href="http://your-app.test/user" office:target-frame-name="_blank" xlink:show="new" text:style-name="Internet_20_link" text:visited-style-name="Visited_20_Internet_20_Link">e</text:a><text:a xlink:type="simple" xlink:href="http://your-app.test/user" office:target-frame-name="_blank" xlink:show="new" text:style-name="Internet_20_link" text:visited-style-name="Visited_20_Internet_20_Link">t</text:a><text:a xlink:type="simple" xlink:href="http://your-app.test/user" office:target-frame-name="_blank" xlink:show="new" text:style-name="Internet_20_link" text:visited-style-name="Visited_20_Internet_20_Link"><text:span text:style-name="T20">/user</text:span></text:a><text:span text:style-name="T20"> </text:span><text:span text:style-name="T20">in browser:</text:span></text:p>
      <text:p text:style-name="P6"><text:line-break/><text:span text:style-name="T1">Routes defined in theroutes/api.phpfile are nested within a route group by theRouteServiceProvider. Within this group, the/apiURI prefix is automatically applied so you do not need to manually apply it to every route in the file. You may modify the prefix and other route group options by modifying yourRouteServiceProviderclass.</text:span><text:line-break/><text:line-break/></text:p>
      <text:p text:style-name="P6"><text:span text:style-name="T37">Available Router Methods</text:span><text:line-break/><text:span text:style-name="T1">The router allows you to register routes that respond to any HTTP verb:</text:span></text:p>
      <text:p text:style-name="P10"><text:span text:style-name="T1">Route::get($uri,$callback);</text:span></text:p>
      <text:p text:style-name="P10"><text:span text:style-name="T1">Route::post($uri,$callback);</text:span></text:p>
      <text:p text:style-name="P10"><text:span text:style-name="T1">Route::put($uri,$callback);</text:span></text:p>
      <text:p text:style-name="P10"><text:span text:style-name="T1">Route::patch($uri,$callback);</text:span></text:p>
      <text:p text:style-name="P11"><text:span text:style-name="T1">Route::delete($uri,$callback); </text:span></text:p>
      <text:p text:style-name="P7"><text:soft-page-break/><text:span text:style-name="T7">Route::options($uri,$callback);</text:span><text:line-break/><text:line-break/><text:span text:style-name="T1">CSRF Protection</text:span></text:p>
      <text:p text:style-name="P2"><text:span text:style-name="T14"><text:line-break/></text:span><text:span text:style-name="T20">Any HTML forms pointing to POST,PUT,PATCH, or DELETE routes that are defined in the webroutes file should include a CSRF token field. Otherwise, the request will be rejected. You can read more about CSRF protection in the </text:span><text:a xlink:type="simple" xlink:href="https://laravel.com/docs/7.x/csrf" office:target-frame-name="_blank" xlink:show="new" text:style-name="Internet_20_link" text:visited-style-name="Visited_20_Internet_20_Link">CSRF documentation</text:a><text:span text:style-name="T20">:</text:span><text:span text:style-name="T14"><text:line-break/><text:line-break/></text:span><text:span text:style-name="T23">&lt;form method="POST"action="/profile"&gt;</text:span><text:span text:style-name="T18"> </text:span><text:span text:style-name="T23">@csrf</text:span><text:span text:style-name="T18"> </text:span><text:span text:style-name="T23">...&lt;/form&gt;</text:span><text:span text:style-name="T14"><text:line-break/><text:line-break/></text:span></text:p>
      <text:p text:style-name="P2"><text:a xlink:type="simple" xlink:href="https://laravel.com/docs/7.x/routing#redirect-routes" office:target-frame-name="_blank" xlink:show="new" text:style-name="Internet_20_link" text:visited-style-name="Visited_20_Internet_20_Link"><text:span text:style-name="T20">Redirect Routes</text:span></text:a><text:a xlink:type="simple" xlink:href="https://laravel.com/docs/7.x/routing#redirect-routes" office:target-frame-name="_blank" xlink:show="new" text:style-name="Internet_20_link" text:visited-style-name="Visited_20_Internet_20_Link"><text:span text:style-name="T14"><text:line-break/></text:span></text:a><text:span text:style-name="T23">Route::redirect('/here','/there',301);</text:span></text:p>
      <text:p text:style-name="P2"><text:a xlink:type="simple" xlink:href="https://laravel.com/docs/7.x/routing#view-routes" office:target-frame-name="_blank" xlink:show="new" text:style-name="Internet_20_link" text:visited-style-name="Visited_20_Internet_20_Link"><text:span text:style-name="T20">View Routes</text:span></text:a><text:a xlink:type="simple" xlink:href="https://laravel.com/docs/7.x/routing#view-routes" office:target-frame-name="_blank" xlink:show="new" text:style-name="Internet_20_link" text:visited-style-name="Visited_20_Internet_20_Link"><text:span text:style-name="T14"><text:line-break/></text:span></text:a><text:span text:style-name="T23">Route::view('/welcome','welcome', ['name'</text:span><text:span text:style-name="T23">=&gt;'Taylor']);</text:span><text:span text:style-name="T14"><text:line-break/></text:span><text:a xlink:type="simple" xlink:href="https://laravel.com/docs/7.x/routing#required-parameters" office:target-frame-name="_blank" xlink:show="new" text:style-name="Internet_20_link" text:visited-style-name="Visited_20_Internet_20_Link"><text:span text:style-name="T20">Required Parameters</text:span></text:a></text:p>
      <text:p text:style-name="P2"><text:span text:style-name="T23">Route::get('posts/{post}/comments/{comment}',function</text:span><text:span text:style-name="T23">($postId,$commentId) {//});</text:span><text:span text:style-name="T14"><text:line-break/></text:span><text:a xlink:type="simple" xlink:href="https://laravel.com/docs/7.x/routing#parameters-optional-parameters" office:target-frame-name="_blank" xlink:show="new" text:style-name="Internet_20_link" text:visited-style-name="Visited_20_Internet_20_Link"><text:span text:style-name="T20">Optional Parameters</text:span></text:a><text:a xlink:type="simple" xlink:href="https://laravel.com/docs/7.x/routing#parameters-optional-parameters" office:target-frame-name="_blank" xlink:show="new" text:style-name="Internet_20_link" text:visited-style-name="Visited_20_Internet_20_Link"><text:span text:style-name="T14"><text:line-break/></text:span></text:a><text:span text:style-name="T23">Route::get('user/{name?}',function</text:span><text:span text:style-name="T23">($name</text:span><text:span text:style-name="T23">=null) {return</text:span><text:span text:style-name="T23">$name;});</text:span><text:span text:style-name="T14"><text:line-break/></text:span><text:a xlink:type="simple" xlink:href="https://laravel.com/docs/7.x/routing#rate-limiting" office:target-frame-name="_blank" xlink:show="new" text:style-name="Internet_20_link" text:visited-style-name="Visited_20_Internet_20_Link"><text:span text:style-name="T20">Rate Limiting</text:span></text:a><text:a xlink:type="simple" xlink:href="https://laravel.com/docs/7.x/routing#rate-limiting" office:target-frame-name="_blank" xlink:show="new" text:style-name="Internet_20_link" text:visited-style-name="Visited_20_Internet_20_Link"><text:span text:style-name="T14"><text:line-break/></text:span></text:a><text:span text:style-name="T23">Route::middleware('auth:api','throttle:rate_limit,1')-&gt;group(function</text:span><text:span text:style-name="T23">() {Route::get('/user',function</text:span><text:span text:style-name="T23">() {//</text:span><text:span text:style-name="T18"> </text:span><text:span text:style-name="T23">});});</text:span><text:span text:style-name="T12"><text:line-break/></text:span></text:p>
      <text:p text:style-name="P3"/>
      <text:p text:style-name="P3"/>
      <text:p text:style-name="P3"><text:line-break/></text:p>
      <text:p text:style-name="P3"/>
      <text:p text:style-name="P3"/>
      <text:p text:style-name="P3"/>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7:14:12.752744717</meta:creation-date>
    <dc:date>2020-08-18T17:28:26.857460622</dc:date>
    <meta:editing-duration>PT4M4S</meta:editing-duration>
    <meta:editing-cycles>1</meta:editing-cycles>
    <meta:document-statistic meta:table-count="0" meta:image-count="0" meta:object-count="0" meta:page-count="8" meta:paragraph-count="57" meta:word-count="788" meta:character-count="5924" meta:non-whitespace-character-count="5147"/>
    <meta:generator>LibreOffice/6.0.7.3$Linux_X86_64 LibreOffice_project/00m0$Build-3</meta:generator>
  </office:meta>
</office:document-meta>
</file>